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0000000274149EE5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4354in" table:align="left"/>
    </style:style>
    <style:style style:name="Table1.A" style:family="table-column">
      <style:table-column-properties style:column-width="0.3438in"/>
    </style:style>
    <style:style style:name="Table1.B" style:family="table-column">
      <style:table-column-properties style:column-width="0.8514in"/>
    </style:style>
    <style:style style:name="Table1.C" style:family="table-column">
      <style:table-column-properties style:column-width="0.5701in"/>
    </style:style>
    <style:style style:name="Table1.D" style:family="table-column">
      <style:table-column-properties style:column-width="0.5694in"/>
    </style:style>
    <style:style style:name="Table1.E" style:family="table-column">
      <style:table-column-properties style:column-width="4.1007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36in" table:align="left" style:may-break-between-rows="true" table:border-model="collapsing"/>
    </style:style>
    <style:style style:name="Table2.A" style:family="table-column">
      <style:table-column-properties style:column-width="0.316in"/>
    </style:style>
    <style:style style:name="Table2.B" style:family="table-column">
      <style:table-column-properties style:column-width="0.7882in"/>
    </style:style>
    <style:style style:name="Table2.C" style:family="table-column">
      <style:table-column-properties style:column-width="0.375in"/>
    </style:style>
    <style:style style:name="Table2.D" style:family="table-column">
      <style:table-column-properties style:column-width="0.4375in"/>
    </style:style>
    <style:style style:name="Table2.E" style:family="table-column">
      <style:table-column-properties style:column-width="5.0069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91c77" officeooo:paragraph-rsid="00091c77"/>
    </style:style>
    <style:style style:name="P2" style:family="paragraph" style:parent-style-name="Table_20_Contents">
      <style:text-properties fo:font-size="10pt" officeooo:rsid="00091c77" officeooo:paragraph-rsid="00091c77" style:font-size-asian="10pt" style:font-size-complex="10pt"/>
    </style:style>
    <style:style style:name="P3" style:family="paragraph" style:parent-style-name="Table_20_Contents">
      <style:text-properties fo:font-size="10pt" officeooo:rsid="000fcbd0" officeooo:paragraph-rsid="000fcbd0" style:font-size-asian="10pt" style:font-size-complex="10pt"/>
    </style:style>
    <style:style style:name="P4" style:family="paragraph" style:parent-style-name="Table_20_Contents">
      <style:text-properties fo:font-size="10pt" officeooo:rsid="0018e8e4" officeooo:paragraph-rsid="0018e8e4" style:font-size-asian="10pt" style:font-size-complex="10pt"/>
    </style:style>
    <style:style style:name="P5" style:family="paragraph" style:parent-style-name="Table_20_Contents">
      <style:text-properties fo:font-size="10pt" officeooo:rsid="000ad71d" officeooo:paragraph-rsid="000ad71d" style:font-size-asian="10pt" style:font-size-complex="10pt"/>
    </style:style>
    <style:style style:name="P6" style:family="paragraph" style:parent-style-name="Table_20_Contents">
      <style:text-properties fo:font-size="10pt" style:font-size-asian="10pt" style:font-size-complex="10pt"/>
    </style:style>
    <style:style style:name="P7" style:family="paragraph" style:parent-style-name="Table_20_Contents">
      <style:text-properties fo:font-size="10pt" officeooo:rsid="001dbb23" officeooo:paragraph-rsid="001dbb23" style:font-size-asian="10pt" style:font-size-complex="10pt"/>
    </style:style>
    <style:style style:name="P8" style:family="paragraph" style:parent-style-name="Table_20_Contents">
      <style:text-properties fo:font-size="10pt" officeooo:rsid="000e7ddd" officeooo:paragraph-rsid="000e7ddd" style:font-size-asian="10pt" style:font-size-complex="10pt"/>
    </style:style>
    <style:style style:name="P9" style:family="paragraph" style:parent-style-name="Table_20_Contents">
      <style:text-properties fo:font-size="10pt" officeooo:rsid="0011b4b4" officeooo:paragraph-rsid="0011b4b4" style:font-size-asian="10pt" style:font-size-complex="10pt"/>
    </style:style>
    <style:style style:name="P10" style:family="paragraph" style:parent-style-name="Table_20_Contents">
      <style:text-properties fo:color="#c9211e" loext:opacity="100%" fo:font-size="10pt" officeooo:rsid="000cba47" officeooo:paragraph-rsid="0011b4b4" style:font-size-asian="10pt" style:font-size-complex="10pt"/>
    </style:style>
    <style:style style:name="P11" style:family="paragraph" style:parent-style-name="Table_20_Contents">
      <style:text-properties fo:font-size="10pt" officeooo:rsid="000cba47" officeooo:paragraph-rsid="000e7ddd" style:font-size-asian="10pt" style:font-size-complex="10pt"/>
    </style:style>
    <style:style style:name="P12" style:family="paragraph" style:parent-style-name="Table_20_Contents">
      <style:text-properties fo:color="#ea7500" loext:opacity="100%" fo:font-size="10pt" officeooo:rsid="002152cd" officeooo:paragraph-rsid="002152cd" style:font-size-asian="10pt" style:font-size-complex="10pt"/>
    </style:style>
    <style:style style:name="P13" style:family="paragraph" style:parent-style-name="Table_20_Contents">
      <style:text-properties fo:font-size="10pt" officeooo:rsid="002130a6" officeooo:paragraph-rsid="002130a6" style:font-size-asian="10pt" style:font-size-complex="10pt"/>
    </style:style>
    <style:style style:name="P14" style:family="paragraph" style:parent-style-name="Table_20_Contents">
      <style:text-properties fo:font-size="10pt" officeooo:rsid="001a2ed1" officeooo:paragraph-rsid="001a2ed1" style:font-size-asian="10pt" style:font-size-complex="10pt"/>
    </style:style>
    <style:style style:name="P15" style:family="paragraph" style:parent-style-name="Table_20_Contents">
      <style:text-properties fo:font-size="10pt" officeooo:paragraph-rsid="002130a6" style:font-size-asian="10pt" style:font-size-complex="10pt"/>
    </style:style>
    <style:style style:name="P16" style:family="paragraph" style:parent-style-name="Standard">
      <style:text-properties officeooo:rsid="001e4eb9" officeooo:paragraph-rsid="001e4eb9"/>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4eb9" officeooo:paragraph-rsid="001e4eb9"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text-properties officeooo:rsid="001c1e83" officeooo:paragraph-rsid="001c1e83"/>
    </style:style>
    <style:style style:name="P20" style:family="paragraph" style:parent-style-name="Preformatted_20_Text">
      <style:paragraph-properties fo:margin-top="0in" fo:margin-bottom="0.1965in" style:contextual-spacing="false"/>
    </style:style>
    <style:style style:name="P21" style:family="paragraph" style:parent-style-name="List_20_Contents">
      <style:paragraph-properties fo:margin-top="0in" fo:margin-bottom="0.1965in" style:contextual-spacing="false"/>
    </style:style>
    <style:style style:name="P22" style:family="paragraph" style:parent-style-name="Quotations">
      <style:paragraph-properties fo:margin-top="0in" fo:margin-bottom="0in" style:contextual-spacing="false"/>
    </style:style>
    <style:style style:name="P23" style:family="paragraph" style:parent-style-name="Preformatted_20_Text">
      <style:paragraph-properties fo:margin-left="0.3937in" fo:margin-right="0.3937in" fo:margin-top="0in" fo:margin-bottom="0.1965in" style:contextual-spacing="false" fo:text-indent="0in" style:auto-text-indent="false"/>
    </style:style>
    <style:style style:name="P24" style:family="paragraph" style:parent-style-name="Text_20_body">
      <style:paragraph-properties fo:margin-top="0in" fo:margin-bottom="0in" style:contextual-spacing="false"/>
    </style:style>
    <style:style style:name="P25" style:family="paragraph" style:parent-style-name="Preformatted_20_Text">
      <style:paragraph-properties fo:margin-top="0in" fo:margin-bottom="0in" style:contextual-spacing="false"/>
      <style:text-properties officeooo:rsid="0022773a" officeooo:paragraph-rsid="0022773a"/>
    </style:style>
    <style:style style:name="P26" style:family="paragraph" style:parent-style-name="Preformatted_20_Text">
      <style:paragraph-properties fo:margin-left="0.7874in" fo:margin-top="0in" fo:margin-bottom="0in" style:contextual-spacing="false" fo:text-indent="0in" style:auto-text-indent="false"/>
      <style:text-properties fo:font-size="8pt" style:font-size-asian="8pt" style:font-size-complex="8pt"/>
    </style:style>
    <style:style style:name="P27" style:family="paragraph" style:parent-style-name="Preformatted_20_Text">
      <style:paragraph-properties fo:margin-left="0.7874in" fo:text-indent="0in" style:auto-text-indent="false"/>
      <style:text-properties fo:font-size="8pt" style:font-size-asian="8pt" style:font-size-complex="8pt"/>
    </style:style>
    <style:style style:name="P28" style:family="paragraph" style:parent-style-name="Preformatted_20_Text">
      <style:paragraph-properties fo:margin-left="0.7874in" fo:margin-top="0in" fo:margin-bottom="0.1965in" style:contextual-spacing="false" fo:text-indent="0in" style:auto-text-indent="false"/>
      <style:text-properties fo:font-size="8pt" style:font-size-asian="8pt" style:font-size-complex="8pt"/>
    </style:style>
    <style:style style:name="T1" style:family="text">
      <style:text-properties officeooo:rsid="0018e8e4"/>
    </style:style>
    <style:style style:name="T2" style:family="text">
      <style:text-properties officeooo:rsid="000e7ddd"/>
    </style:style>
    <style:style style:name="T3" style:family="text">
      <style:text-properties fo:font-weight="bold" style:font-weight-asian="bold" style:font-weight-complex="bold"/>
    </style:style>
    <style:style style:name="T4" style:family="text">
      <style:text-properties officeooo:rsid="0015f373"/>
    </style:style>
    <style:style style:name="T5" style:family="text">
      <style:text-properties officeooo:rsid="000fcbd0"/>
    </style:style>
    <style:style style:name="T6" style:family="text">
      <style:text-properties fo:font-weight="bold" officeooo:rsid="000fcbd0" style:font-weight-asian="bold" style:font-weight-complex="bold"/>
    </style:style>
    <style:style style:name="T7" style:family="text">
      <style:text-properties fo:color="#ea7500" loext:opacity="100%" fo:font-weight="bold" style:font-weight-asian="bold" style:font-weight-complex="bold"/>
    </style:style>
    <style:style style:name="T8" style:family="text">
      <style:text-properties fo:color="#ea7500" loext:opacity="100%"/>
    </style:style>
    <style:style style:name="T9" style:family="text">
      <style:text-properties officeooo:rsid="001a2ed1"/>
    </style:style>
    <style:style style:name="T10" style:family="text">
      <style:text-properties officeooo:rsid="002130a6"/>
    </style:style>
    <style:style style:name="T11" style:family="text">
      <style:text-properties officeooo:rsid="001fa422"/>
    </style:style>
    <style:style style:name="fr1" style:family="graphic" style:parent-style-name="Graphics">
      <style:graphic-properties fo:margin-left="0in" fo:margin-right="0in" fo:margin-top="0in" fo:margin-bottom="0in" style:vertical-pos="top" style:vertical-rel="baseline" fo:padding="0in" fo:border="0.51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section text:style-name="Sect1" text:name="p1832522">
        <text:section text:style-name="Sect1" text:name="post_content1832522">
          <text:p text:style-name="Standard"/>
          <text:p text:style-name="Standard"/>
          <text:p text:style-name="P1">RasPi Connector Pinout</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Pin</text:p>
              </table:table-cell>
              <table:table-cell table:style-name="Table1.A1" office:value-type="string">
                <text:p text:style-name="P2">Name </text:p>
              </table:table-cell>
              <table:table-cell table:style-name="Table1.A1" office:value-type="string">
                <text:p text:style-name="P3">T<text:span text:style-name="T1">o</text:span>/From Pi</text:p>
              </table:table-cell>
              <table:table-cell table:style-name="Table1.A1" office:value-type="string">
                <text:p text:style-name="P4">owner</text:p>
              </table:table-cell>
              <table:table-cell table:style-name="Table1.E1" office:value-type="string">
                <text:p text:style-name="P2">Use</text:p>
              </table:table-cell>
            </table:table-row>
            <table:table-row>
              <table:table-cell table:style-name="Table1.A2" office:value-type="string">
                <text:p text:style-name="P2">1</text:p>
              </table:table-cell>
              <table:table-cell table:style-name="Table1.A2" office:value-type="string">
                <text:p text:style-name="P5">3.3V</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p>
              </table:table-cell>
            </table:table-row>
            <table:table-row>
              <table:table-cell table:style-name="Table1.A2" office:value-type="string">
                <text:p text:style-name="P2">2</text:p>
              </table:table-cell>
              <table:table-cell table:style-name="Table1.A2" office:value-type="string">
                <text:p text:style-name="P5">5V</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p>
              </table:table-cell>
            </table:table-row>
            <table:table-row>
              <table:table-cell table:style-name="Table1.A2" office:value-type="string">
                <text:p text:style-name="P2">3</text:p>
              </table:table-cell>
              <table:table-cell table:style-name="Table1.A2" office:value-type="string">
                <text:p text:style-name="P5">GPIO2 / SDA1</text:p>
              </table:table-cell>
              <table:table-cell table:style-name="Table1.A2" office:value-type="string">
                <text:p text:style-name="P3">BiDir</text:p>
              </table:table-cell>
              <table:table-cell table:style-name="Table1.A2" office:value-type="string">
                <text:p text:style-name="P7">Both</text:p>
              </table:table-cell>
              <table:table-cell table:style-name="Table1.E2" office:value-type="string">
                <text:p text:style-name="P8">I2C SDA</text:p>
              </table:table-cell>
            </table:table-row>
            <table:table-row>
              <table:table-cell table:style-name="Table1.A2" office:value-type="string">
                <text:p text:style-name="P2">4</text:p>
              </table:table-cell>
              <table:table-cell table:style-name="Table1.A2" office:value-type="string">
                <text:p text:style-name="P5">5V</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p>
              </table:table-cell>
            </table:table-row>
            <table:table-row>
              <table:table-cell table:style-name="Table1.A2" office:value-type="string">
                <text:p text:style-name="P2">5</text:p>
              </table:table-cell>
              <table:table-cell table:style-name="Table1.A2" office:value-type="string">
                <text:p text:style-name="P5">GPIO3 / SCL1</text:p>
              </table:table-cell>
              <table:table-cell table:style-name="Table1.A2" office:value-type="string">
                <text:p text:style-name="P3">From</text:p>
              </table:table-cell>
              <table:table-cell table:style-name="Table1.A2" office:value-type="string">
                <text:p text:style-name="P7">Both</text:p>
                <text:p text:style-name="P7"/>
              </table:table-cell>
              <table:table-cell table:style-name="Table1.E2" office:value-type="string">
                <text:p text:style-name="P6"><text:s/><text:span text:style-name="T2">I2C SCL</text:span></text:p>
              </table:table-cell>
            </table:table-row>
            <table:table-row>
              <table:table-cell table:style-name="Table1.A2" office:value-type="string">
                <text:p text:style-name="P2">6</text:p>
              </table:table-cell>
              <table:table-cell table:style-name="Table1.A2" office:value-type="string">
                <text:p text:style-name="P5">GND</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p>
              </table:table-cell>
            </table:table-row>
            <table:table-row>
              <table:table-cell table:style-name="Table1.A2" office:value-type="string">
                <text:p text:style-name="P2">7</text:p>
              </table:table-cell>
              <table:table-cell table:style-name="Table1.A2" office:value-type="string">
                <text:p text:style-name="P5">GPIO4</text:p>
              </table:table-cell>
              <table:table-cell table:style-name="Table1.A2" office:value-type="string">
                <text:p text:style-name="P3">To</text:p>
              </table:table-cell>
              <table:table-cell table:style-name="Table1.A2" office:value-type="string">
                <text:p text:style-name="P4">RG</text:p>
              </table:table-cell>
              <table:table-cell table:style-name="Table1.E2" office:value-type="string">
                <text:p text:style-name="P3"><text:span text:style-name="T3">isGun1On</text:span> – signals that the Gun1 trigger is pulled</text:p>
              </table:table-cell>
            </table:table-row>
            <table:table-row>
              <table:table-cell table:style-name="Table1.A2" office:value-type="string">
                <text:p text:style-name="P2">8</text:p>
              </table:table-cell>
              <table:table-cell table:style-name="Table1.A2" office:value-type="string">
                <text:p text:style-name="P5">GPIO14, <text:span text:style-name="T4">TXD</text:span></text:p>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2">9</text:p>
              </table:table-cell>
              <table:table-cell table:style-name="Table1.A2" office:value-type="string">
                <text:p text:style-name="P5">GND</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p>
              </table:table-cell>
            </table:table-row>
            <table:table-row>
              <table:table-cell table:style-name="Table1.A2" office:value-type="string">
                <text:p text:style-name="P2">10</text:p>
              </table:table-cell>
              <table:table-cell table:style-name="Table1.A2" office:value-type="string">
                <text:p text:style-name="P5">GPIO15, <text:span text:style-name="T4">RXD</text:span></text:p>
              </table:table-cell>
              <table:table-cell table:style-name="Table1.A2" office:value-type="string">
                <text:p text:style-name="P9">To</text:p>
              </table:table-cell>
              <table:table-cell table:style-name="Table1.A2" office:value-type="string">
                <text:p text:style-name="P9"/>
              </table:table-cell>
              <table:table-cell table:style-name="Table1.E2" office:value-type="string">
                <text:p text:style-name="P10"/>
              </table:table-cell>
            </table:table-row>
            <table:table-row>
              <table:table-cell table:style-name="Table1.A2" office:value-type="string">
                <text:p text:style-name="P2">11</text:p>
              </table:table-cell>
              <table:table-cell table:style-name="Table1.A2" office:value-type="string">
                <text:p text:style-name="P5">GPIO17</text:p>
              </table:table-cell>
              <table:table-cell table:style-name="Table1.A2" office:value-type="string">
                <text:p text:style-name="P3">?</text:p>
              </table:table-cell>
              <table:table-cell table:style-name="Table1.A2" office:value-type="string">
                <text:p text:style-name="P4">RG</text:p>
              </table:table-cell>
              <table:table-cell table:style-name="Table1.E2" office:value-type="string">
                <text:p text:style-name="P11"><text:span text:style-name="T5">gfx </text:span><text:span text:style-name="T6">doMove</text:span><text:span text:style-name="T5">; </text:span></text:p>
              </table:table-cell>
            </table:table-row>
            <table:table-row>
              <table:table-cell table:style-name="Table1.A2" office:value-type="string">
                <text:p text:style-name="P2">12</text:p>
              </table:table-cell>
              <table:table-cell table:style-name="Table1.A2" office:value-type="string">
                <text:p text:style-name="P5">GPIO18</text:p>
              </table:table-cell>
              <table:table-cell table:style-name="Table1.A2" office:value-type="string">
                <text:p text:style-name="P3">From</text:p>
              </table:table-cell>
              <table:table-cell table:style-name="Table1.A2" office:value-type="string">
                <text:p text:style-name="P4">RG</text:p>
              </table:table-cell>
              <table:table-cell table:style-name="Table1.E2" office:value-type="string">
                <text:p text:style-name="P3"><text:span text:style-name="T3">enZ1</text:span> – Scope 1 Intensity</text:p>
              </table:table-cell>
            </table:table-row>
            <table:table-row>
              <table:table-cell table:style-name="Table1.A2" office:value-type="string">
                <text:p text:style-name="P2">13</text:p>
              </table:table-cell>
              <table:table-cell table:style-name="Table1.A2" office:value-type="string">
                <text:p text:style-name="P5">GPIO27</text:p>
              </table:table-cell>
              <table:table-cell table:style-name="Table1.A2" office:value-type="string">
                <text:p text:style-name="P3">To</text:p>
              </table:table-cell>
              <table:table-cell table:style-name="Table1.A2" office:value-type="string">
                <text:p text:style-name="P4">RG</text:p>
              </table:table-cell>
              <table:table-cell table:style-name="Table1.E2" office:value-type="string">
                <text:p text:style-name="P3"><text:span text:style-name="T3">isButton</text:span> – application interrupt signal</text:p>
              </table:table-cell>
            </table:table-row>
            <table:table-row>
              <table:table-cell table:style-name="Table1.A2" office:value-type="string">
                <text:p text:style-name="P2">14</text:p>
              </table:table-cell>
              <table:table-cell table:style-name="Table1.A2" office:value-type="string">
                <text:p text:style-name="P5">GND</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s/>-</text:p>
              </table:table-cell>
            </table:table-row>
            <table:table-row>
              <table:table-cell table:style-name="Table1.A2" office:value-type="string">
                <text:p text:style-name="P2">15</text:p>
              </table:table-cell>
              <table:table-cell table:style-name="Table1.A2" office:value-type="string">
                <text:p text:style-name="P5">GPIO22</text:p>
              </table:table-cell>
              <table:table-cell table:style-name="Table1.A2" office:value-type="string">
                <text:p text:style-name="P3">From</text:p>
              </table:table-cell>
              <table:table-cell table:style-name="Table1.A2" office:value-type="string">
                <text:p text:style-name="P4">RG</text:p>
              </table:table-cell>
              <table:table-cell table:style-name="Table1.E2" office:value-type="string">
                <text:p text:style-name="P3">gfx <text:span text:style-name="T3">doDraw</text:span></text:p>
              </table:table-cell>
            </table:table-row>
            <table:table-row>
              <table:table-cell table:style-name="Table1.A2" office:value-type="string">
                <text:p text:style-name="P2">16</text:p>
              </table:table-cell>
              <table:table-cell table:style-name="Table1.A2" office:value-type="string">
                <text:p text:style-name="P5">GPIO23</text:p>
              </table:table-cell>
              <table:table-cell table:style-name="Table1.A2" office:value-type="string">
                <text:p text:style-name="P3">From</text:p>
              </table:table-cell>
              <table:table-cell table:style-name="Table1.A2" office:value-type="string">
                <text:p text:style-name="P4">RG</text:p>
              </table:table-cell>
              <table:table-cell table:style-name="Table1.E2" office:value-type="string">
                <text:p text:style-name="P3"><text:span text:style-name="T3">enZ2</text:span> – Scope 2 Intensity</text:p>
              </table:table-cell>
            </table:table-row>
            <table:table-row>
              <table:table-cell table:style-name="Table1.A2" office:value-type="string">
                <text:p text:style-name="P2">17</text:p>
              </table:table-cell>
              <table:table-cell table:style-name="Table1.A2" office:value-type="string">
                <text:p text:style-name="P5">3.3V</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s/>-</text:p>
              </table:table-cell>
            </table:table-row>
            <table:table-row>
              <table:table-cell table:style-name="Table1.A2" office:value-type="string">
                <text:p text:style-name="P2">18</text:p>
              </table:table-cell>
              <table:table-cell table:style-name="Table1.A2" office:value-type="string">
                <text:p text:style-name="P5">GPIO24</text:p>
              </table:table-cell>
              <table:table-cell table:style-name="Table1.A2" office:value-type="string">
                <text:p text:style-name="P9">To</text:p>
              </table:table-cell>
              <table:table-cell table:style-name="Table1.A2" office:value-type="string">
                <text:p text:style-name="P4">RG</text:p>
              </table:table-cell>
              <table:table-cell table:style-name="Table1.E2" office:value-type="string">
                <text:p text:style-name="P9"><text:span text:style-name="T3">isGun2Pulse</text:span> – single pulse per trigger pull</text:p>
              </table:table-cell>
            </table:table-row>
            <table:table-row>
              <table:table-cell table:style-name="Table1.A2" office:value-type="string">
                <text:p text:style-name="P2">19</text:p>
              </table:table-cell>
              <table:table-cell table:style-name="Table1.A2" office:value-type="string">
                <text:p text:style-name="P5">GPIO10 / SPI-MOSI</text:p>
              </table:table-cell>
              <table:table-cell table:style-name="Table1.A2" office:value-type="string">
                <text:p text:style-name="P3">From</text:p>
              </table:table-cell>
              <table:table-cell table:style-name="Table1.A2" office:value-type="string">
                <text:p text:style-name="P4">RG</text:p>
              </table:table-cell>
              <table:table-cell table:style-name="Table1.E2" office:value-type="string">
                <text:p text:style-name="P8">SPI MOSI</text:p>
              </table:table-cell>
            </table:table-row>
            <table:table-row>
              <table:table-cell table:style-name="Table1.A2" office:value-type="string">
                <text:p text:style-name="P2">20</text:p>
              </table:table-cell>
              <table:table-cell table:style-name="Table1.A2" office:value-type="string">
                <text:p text:style-name="P5">GND</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s/>-</text:p>
              </table:table-cell>
            </table:table-row>
            <table:table-row>
              <table:table-cell table:style-name="Table1.A2" office:value-type="string">
                <text:p text:style-name="P2">21</text:p>
              </table:table-cell>
              <table:table-cell table:style-name="Table1.A2" office:value-type="string">
                <text:p text:style-name="P5">GPIO9 / SPI-MISO</text:p>
              </table:table-cell>
              <table:table-cell table:style-name="Table1.A2" office:value-type="string">
                <text:p text:style-name="P3">To</text:p>
              </table:table-cell>
              <table:table-cell table:style-name="Table1.A2" office:value-type="string">
                <text:p text:style-name="P4">RG</text:p>
              </table:table-cell>
              <table:table-cell table:style-name="Table1.E2" office:value-type="string">
                <text:p text:style-name="P8">SPI-MISO</text:p>
              </table:table-cell>
            </table:table-row>
            <table:table-row>
              <table:table-cell table:style-name="Table1.A2" office:value-type="string">
                <text:p text:style-name="P2">22</text:p>
              </table:table-cell>
              <table:table-cell table:style-name="Table1.A2" office:value-type="string">
                <text:p text:style-name="P5">GPIO25</text:p>
              </table:table-cell>
              <table:table-cell table:style-name="Table1.A2" office:value-type="string">
                <text:p text:style-name="P9">To</text:p>
              </table:table-cell>
              <table:table-cell table:style-name="Table1.A2" office:value-type="string">
                <text:p text:style-name="P4">RG</text:p>
              </table:table-cell>
              <table:table-cell table:style-name="Table1.E2" office:value-type="string">
                <text:p text:style-name="P9"><text:span text:style-name="T3">isGun1Pulse</text:span> – single pulse per trigger pull</text:p>
              </table:table-cell>
            </table:table-row>
            <table:table-row>
              <table:table-cell table:style-name="Table1.A2" office:value-type="string">
                <text:p text:style-name="P2">23</text:p>
              </table:table-cell>
              <table:table-cell table:style-name="Table1.A2" office:value-type="string">
                <text:p text:style-name="P5">GPIO11 SPI-SCLK</text:p>
              </table:table-cell>
              <table:table-cell table:style-name="Table1.A2" office:value-type="string">
                <text:p text:style-name="P3">From</text:p>
              </table:table-cell>
              <table:table-cell table:style-name="Table1.A2" office:value-type="string">
                <text:p text:style-name="P4">RG</text:p>
              </table:table-cell>
              <table:table-cell table:style-name="Table1.E2" office:value-type="string">
                <text:p text:style-name="P8">SPI-CLK</text:p>
              </table:table-cell>
            </table:table-row>
            <table:table-row>
              <table:table-cell table:style-name="Table1.A2" office:value-type="string">
                <text:p text:style-name="P2">24</text:p>
              </table:table-cell>
              <table:table-cell table:style-name="Table1.A2" office:value-type="string">
                <text:p text:style-name="P5">GPIO8 / SPI_CE0</text:p>
              </table:table-cell>
              <table:table-cell table:style-name="Table1.A2" office:value-type="string">
                <text:p text:style-name="P3">From</text:p>
              </table:table-cell>
              <table:table-cell table:style-name="Table1.A2" office:value-type="string">
                <text:p text:style-name="P4">RG</text:p>
              </table:table-cell>
              <table:table-cell table:style-name="Table1.E2" office:value-type="string">
                <text:p text:style-name="P3">SPI Select for DAC</text:p>
              </table:table-cell>
            </table:table-row>
            <table:table-row>
              <table:table-cell table:style-name="Table1.A2" office:value-type="string">
                <text:p text:style-name="P2">25</text:p>
              </table:table-cell>
              <table:table-cell table:style-name="Table1.A2" office:value-type="string">
                <text:p text:style-name="P5">GND</text:p>
              </table:table-cell>
              <table:table-cell table:style-name="Table1.A2" office:value-type="string">
                <text:p text:style-name="P9">To</text:p>
              </table:table-cell>
              <table:table-cell table:style-name="Table1.A2" office:value-type="string">
                <text:p text:style-name="P9"/>
              </table:table-cell>
              <table:table-cell table:style-name="Table1.E2" office:value-type="string">
                <text:p text:style-name="P9"><text:s/>-</text:p>
              </table:table-cell>
            </table:table-row>
            <table:table-row>
              <table:table-cell table:style-name="Table1.A2" office:value-type="string">
                <text:p text:style-name="P2">26</text:p>
              </table:table-cell>
              <table:table-cell table:style-name="Table1.A2" office:value-type="string">
                <text:p text:style-name="P5">GPIO7 / SPI-CE1</text:p>
              </table:table-cell>
              <table:table-cell table:style-name="Table1.A2" office:value-type="string">
                <text:p text:style-name="P3">To</text:p>
              </table:table-cell>
              <table:table-cell table:style-name="Table1.A2" office:value-type="string">
                <text:p text:style-name="P4">RG</text:p>
              </table:table-cell>
              <table:table-cell table:style-name="Table1.E2" office:value-type="string">
                <text:p text:style-name="P3"><text:span text:style-name="T3">i</text:span><text:span text:style-name="T7">sGun2On</text:span><text:span text:style-name="T8"> – signals that the Gun2 trigger is pulled</text:span></text:p>
              </table:table-cell>
            </table:table-row>
            <table:table-row>
              <table:table-cell table:style-name="Table1.A2" office:value-type="string">
                <text:p text:style-name="P2">27</text:p>
              </table:table-cell>
              <table:table-cell table:style-name="Table1.A2" office:value-type="string">
                <text:p text:style-name="P5">ID_SD</text:p>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6"><text:s/>-</text:p>
              </table:table-cell>
            </table:table-row>
            <table:table-row>
              <table:table-cell table:style-name="Table1.A2" office:value-type="string">
                <text:p text:style-name="P2">28</text:p>
              </table:table-cell>
              <table:table-cell table:style-name="Table1.A2" office:value-type="string">
                <text:p text:style-name="P5">ID_SC</text:p>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6"><text:s/>-</text:p>
              </table:table-cell>
            </table:table-row>
            <table:table-row>
              <table:table-cell table:style-name="Table1.A2" office:value-type="string">
                <text:p text:style-name="P2">29</text:p>
              </table:table-cell>
              <table:table-cell table:style-name="Table1.A2" office:value-type="string">
                <text:p text:style-name="P5">GPIO5</text:p>
              </table:table-cell>
              <table:table-cell table:style-name="Table1.A2" office:value-type="string">
                <text:p text:style-name="P4">BiDir</text:p>
              </table:table-cell>
              <table:table-cell table:style-name="Table1.A2" office:value-type="string">
                <text:p text:style-name="P4">RG</text:p>
              </table:table-cell>
              <table:table-cell table:style-name="Table1.E2" office:value-type="string">
                <text:p text:style-name="P9"><text:span text:style-name="T3">GPIO05</text:span> – toggle switch</text:p>
              </table:table-cell>
            </table:table-row>
            <table:table-row>
              <table:table-cell table:style-name="Table1.A2" office:value-type="string">
                <text:p text:style-name="P2">30</text:p>
              </table:table-cell>
              <table:table-cell table:style-name="Table1.A2" office:value-type="string">
                <text:p text:style-name="P5">GND</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s/>-</text:p>
              </table:table-cell>
            </table:table-row>
            <table:table-row>
              <table:table-cell table:style-name="Table1.A2" office:value-type="string">
                <text:p text:style-name="P2">31</text:p>
              </table:table-cell>
              <table:table-cell table:style-name="Table1.A2" office:value-type="string">
                <text:p text:style-name="P5">GPIO6</text:p>
              </table:table-cell>
              <table:table-cell table:style-name="Table1.A2" office:value-type="string">
                <text:p text:style-name="P4">BiDir</text:p>
              </table:table-cell>
              <table:table-cell table:style-name="Table1.A2" office:value-type="string">
                <text:p text:style-name="P4">RG</text:p>
              </table:table-cell>
              <table:table-cell table:style-name="Table1.E2" office:value-type="string">
                <text:p text:style-name="P9"><text:span text:style-name="T3">GPIO06</text:span> – toggle switch</text:p>
              </table:table-cell>
            </table:table-row>
            <text:soft-page-break/>
            <table:table-row>
              <table:table-cell table:style-name="Table1.A2" office:value-type="string">
                <text:p text:style-name="P2">32</text:p>
              </table:table-cell>
              <table:table-cell table:style-name="Table1.A2" office:value-type="string">
                <text:p text:style-name="P5">GPIO12</text:p>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12">Spare!</text:p>
              </table:table-cell>
            </table:table-row>
            <table:table-row>
              <table:table-cell table:style-name="Table1.A2" office:value-type="string">
                <text:p text:style-name="P2">33</text:p>
              </table:table-cell>
              <table:table-cell table:style-name="Table1.A2" office:value-type="string">
                <text:p text:style-name="P5">GPIO13</text:p>
              </table:table-cell>
              <table:table-cell table:style-name="Table1.A2" office:value-type="string">
                <text:p text:style-name="P13">To</text:p>
              </table:table-cell>
              <table:table-cell table:style-name="Table1.A2" office:value-type="string">
                <text:p text:style-name="P14">GF</text:p>
              </table:table-cell>
              <table:table-cell table:style-name="Table1.E2" office:value-type="string">
                <text:p text:style-name="P6"><text:s/><text:span text:style-name="T9">Power control </text:span><text:span text:style-name="T10">in</text:span><text:span text:style-name="T11">put</text:span></text:p>
              </table:table-cell>
            </table:table-row>
            <table:table-row>
              <table:table-cell table:style-name="Table1.A2" office:value-type="string">
                <text:p text:style-name="P2">34</text:p>
              </table:table-cell>
              <table:table-cell table:style-name="Table1.A2" office:value-type="string">
                <text:p text:style-name="P5">GND</text:p>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6"><text:s/>-</text:p>
              </table:table-cell>
            </table:table-row>
            <table:table-row>
              <table:table-cell table:style-name="Table1.A2" office:value-type="string">
                <text:p text:style-name="P2">35</text:p>
              </table:table-cell>
              <table:table-cell table:style-name="Table1.A2" office:value-type="string">
                <text:p text:style-name="P5">GPIO19</text:p>
              </table:table-cell>
              <table:table-cell table:style-name="Table1.A2" office:value-type="string">
                <text:p text:style-name="P13">From</text:p>
              </table:table-cell>
              <table:table-cell table:style-name="Table1.A2" office:value-type="string">
                <text:p text:style-name="P4">GF</text:p>
              </table:table-cell>
              <table:table-cell table:style-name="Table1.E2" office:value-type="string">
                <text:p text:style-name="P15"><text:span text:style-name="T9">Power control </text:span><text:span text:style-name="T10">out</text:span><text:span text:style-name="T11">put</text:span></text:p>
              </table:table-cell>
            </table:table-row>
            <table:table-row>
              <table:table-cell table:style-name="Table1.A2" office:value-type="string">
                <text:p text:style-name="P2">36</text:p>
              </table:table-cell>
              <table:table-cell table:style-name="Table1.A2" office:value-type="string">
                <text:p text:style-name="P5">GPIO16</text:p>
              </table:table-cell>
              <table:table-cell table:style-name="Table1.A2" office:value-type="string">
                <text:p text:style-name="P4">To</text:p>
              </table:table-cell>
              <table:table-cell table:style-name="Table1.A2" office:value-type="string">
                <text:p text:style-name="P4">GF</text:p>
              </table:table-cell>
              <table:table-cell table:style-name="Table1.E2" office:value-type="string">
                <text:p text:style-name="P13">Key Scanner Interrupt</text:p>
              </table:table-cell>
            </table:table-row>
            <table:table-row>
              <table:table-cell table:style-name="Table1.A2" office:value-type="string">
                <text:p text:style-name="P2">37</text:p>
              </table:table-cell>
              <table:table-cell table:style-name="Table1.A2" office:value-type="string">
                <text:p text:style-name="P5">GPIO26</text:p>
              </table:table-cell>
              <table:table-cell table:style-name="Table1.A2" office:value-type="string">
                <text:p text:style-name="P4">To</text:p>
              </table:table-cell>
              <table:table-cell table:style-name="Table1.A2" office:value-type="string">
                <text:p text:style-name="P4">GF</text:p>
              </table:table-cell>
              <table:table-cell table:style-name="Table1.E2" office:value-type="string">
                <text:p text:style-name="P13">Key Scanner Reset</text:p>
              </table:table-cell>
            </table:table-row>
            <table:table-row>
              <table:table-cell table:style-name="Table1.A2" office:value-type="string">
                <text:p text:style-name="P2">38</text:p>
              </table:table-cell>
              <table:table-cell table:style-name="Table1.A2" office:value-type="string">
                <text:p text:style-name="P5">GPIO20</text:p>
              </table:table-cell>
              <table:table-cell table:style-name="Table1.A2" office:value-type="string">
                <text:p text:style-name="P4">BiDir</text:p>
              </table:table-cell>
              <table:table-cell table:style-name="Table1.A2" office:value-type="string">
                <text:p text:style-name="P4">RG</text:p>
              </table:table-cell>
              <table:table-cell table:style-name="Table1.E2" office:value-type="string">
                <text:p text:style-name="P9"><text:span text:style-name="T3">GPIO20</text:span> – toggle switch</text:p>
              </table:table-cell>
            </table:table-row>
            <table:table-row>
              <table:table-cell table:style-name="Table1.A2" office:value-type="string">
                <text:p text:style-name="P2">39</text:p>
              </table:table-cell>
              <table:table-cell table:style-name="Table1.A2" office:value-type="string">
                <text:p text:style-name="P5">GND</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s/>-</text:p>
              </table:table-cell>
            </table:table-row>
            <table:table-row>
              <table:table-cell table:style-name="Table1.A2" office:value-type="string">
                <text:p text:style-name="P2">40</text:p>
              </table:table-cell>
              <table:table-cell table:style-name="Table1.A2" office:value-type="string">
                <text:p text:style-name="P5">GPIO21</text:p>
              </table:table-cell>
              <table:table-cell table:style-name="Table1.A2" office:value-type="string">
                <text:p text:style-name="P4">BiDir</text:p>
              </table:table-cell>
              <table:table-cell table:style-name="Table1.A2" office:value-type="string">
                <text:p text:style-name="P4">RG</text:p>
              </table:table-cell>
              <table:table-cell table:style-name="Table1.E2" office:value-type="string">
                <text:p text:style-name="P9"><text:span text:style-name="T3">GPIO21</text:span> – toggle switch</text:p>
              </table:table-cell>
            </table:table-row>
          </table:table>
          <text:p text:style-name="Standard"/>
          <text:p text:style-name="Standard"/>
          <text:p text:style-name="Standard"/>
          <text:p text:style-name="P16">Address Map</text:p>
          <text:p text:style-name="P16"/>
          <text:p text:style-name="P16"/>
          <text:p text:style-name="P16"/>
          <text:p text:style-name="P16">Lights / IS31FL Drivers</text:p>
          <text:p text:style-name="P16"/>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7">I2C</text:p>
              </table:table-cell>
              <table:table-cell table:style-name="Table2.A1" office:value-type="string">
                <text:p text:style-name="P17">Row Addr aka Frame</text:p>
              </table:table-cell>
              <table:table-cell table:style-name="Table2.A1" office:value-type="string">
                <text:p text:style-name="P17">Bits</text:p>
              </table:table-cell>
              <table:table-cell table:style-name="Table2.A1" office:value-type="string">
                <text:p text:style-name="P17">Ref Des</text:p>
              </table:table-cell>
              <table:table-cell table:style-name="Table2.E1" office:value-type="string">
                <text:p text:style-name="P17">Function</text:p>
              </table:table-cell>
            </table:table-row>
            <table:table-row table:style-name="Table2.1">
              <table:table-cell table:style-name="Table2.A2" office:value-type="string">
                <text:p text:style-name="P17">74</text:p>
              </table:table-cell>
              <table:table-cell table:style-name="Table2.A2" office:value-type="string">
                <text:p text:style-name="P17">0</text:p>
              </table:table-cell>
              <table:table-cell table:style-name="Table2.A2" office:value-type="string">
                <text:p text:style-name="P17">7:0</text:p>
              </table:table-cell>
              <table:table-cell table:style-name="Table2.A2" office:value-type="string">
                <text:p text:style-name="P17"/>
              </table:table-cell>
              <table:table-cell table:style-name="Table2.E2" office:value-type="string">
                <text:p text:style-name="P17">MAR </text:p>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7">15:8</text:p>
              </table:table-cell>
              <table:table-cell table:style-name="Table2.A2" office:value-type="string">
                <text:p text:style-name="P18"/>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E2" office:value-type="string">
                <text:p text:style-name="P18"/>
              </table:table-cell>
            </table:table-row>
          </table:table>
          <text:p text:style-name="P16"/>
          <text:p text:style-name="Standard"/>
          <text:p text:style-name="Standard"/>
          <text:p text:style-name="Standard"/>
          <text:p text:style-name="P19">Power shutdown button</text:p>
          <text:p text:style-name="Standard"><text:a xlink:type="simple" xlink:href="https://forums.raspberrypi.com/viewtopic.php?t=371129" text:style-name="Internet_20_link" text:visited-style-name="Visited_20_Internet_20_Link">https://forums.raspberrypi.com/viewtopic.php?t=371129</text:a></text:p>
          <text:p text:style-name="Standard"/>
          <text:p text:style-name="Preformatted_20_Text"><text:span text:style-name="Source_20_Text">dtoverlay=gpio-shutdown,gpio_pin=15</text:span></text:p>
          <text:p text:style-name="P20"><text:span text:style-name="Source_20_Text">gpio=23=op,dh</text:span></text:p>
          <text:p text:style-name="Standard"/>
          <text:p text:style-name="Standard"/>
          <text:p text:style-name="Standard"/>
          <text:p text:style-name="Standard"/>
        </text:section>
      </text:section>
      <text:section text:style-name="Sect1" text:name="p1832670">
        <text:p text:style-name="List_20_Heading"><text:a xlink:type="simple" xlink:href="https://forums.raspberrypi.com/memberlist.php?mode=viewprofile&amp;u=360628&amp;sid=c77f70ce02d40ed3e05a03a25251eb3e" text:style-name="Internet_20_link" text:visited-style-name="Visited_20_Internet_20_Link"><text:bookmark text:name="profile1832670"/><text:soft-page-break/>RetArsonFD</text:a> </text:p>
        <text:p text:style-name="List_20_Contents"><text:span text:style-name="Strong_20_Emphasis">Posts:</text:span> <text:a xlink:type="simple" xlink:href="https://forums.raspberrypi.com/search.php?author_id=360628&amp;sr=posts&amp;sid=c77f70ce02d40ed3e05a03a25251eb3e" text:style-name="Internet_20_link" text:visited-style-name="Visited_20_Internet_20_Link">9</text:a> </text:p>
        <text:p text:style-name="P21"><text:span text:style-name="Strong_20_Emphasis">Joined:</text:span> Sun Jan 03, 2021 3:49 pm </text:p>
        <text:section text:style-name="Sect1" text:name="post_content1832670">
          <text:h text:style-name="Heading_20_3" text:outline-level="3"><text:a xlink:type="simple" xlink:href="https://forums.raspberrypi.com/viewtopic.php?t=306320#p1832670" text:style-name="Internet_20_link" text:visited-style-name="Visited_20_Internet_20_Link">Re: How to do a soft shutdown on headless Pi?</text:a></text:h>
          <text:p text:style-name="Text_20_body"><text:a xlink:type="simple" xlink:href="https://forums.raspberrypi.com/viewtopic.php?p=1832670&amp;sid=c77f70ce02d40ed3e05a03a25251eb3e#p1832670" text:style-name="Internet_20_link" text:visited-style-name="Visited_20_Internet_20_Link">Mon Mar 08, 2021 12:58 pm</text:a> </text:p>
          <text:p text:style-name="P22"><text:a xlink:type="simple" xlink:href="https://forums.raspberrypi.com/memberlist.php?mode=viewprofile&amp;u=186692&amp;sid=c77f70ce02d40ed3e05a03a25251eb3e" text:style-name="Internet_20_link" text:visited-style-name="Visited_20_Internet_20_Link"><text:span text:style-name="Citation">RonR</text:span></text:a><text:span text:style-name="Citation"> wrote: </text:span><text:a xlink:type="simple" xlink:href="https://forums.raspberrypi.com/viewtopic.php?p=1832522&amp;sid=c77f70ce02d40ed3e05a03a25251eb3e#p1832522" text:style-name="Internet_20_link" text:visited-style-name="Visited_20_Internet_20_Link"><text:span text:style-name="Citation">↑</text:span></text:a></text:p>
          <text:p text:style-name="P22"><text:span text:style-name="Citation">Mon Mar 08, 2021 4:46 am</text:span></text:p>
          <text:p text:style-name="Quotations">Another option is to connect a Normally Open (NO) Single Pole Single Throw (SPST) momentary pushbutton switch to GPIO header pins 5 and 6 on the Raspberry Pi and add the following line to /boot/config.txt:</text:p>
          <text:p text:style-name="Quotations">Code: <text:a xlink:type="simple" xlink:href="https://forums.raspberrypi.com/viewtopic.php?t=306320#" text:style-name="Internet_20_link" text:visited-style-name="Visited_20_Internet_20_Link">Select all</text:a></text:p>
          <text:p text:style-name="P23"><text:span text:style-name="Source_20_Text">dtoverlay=gpio-shutdown</text:span></text:p>
          <text:p text:style-name="Quotations"><text:line-break/>Pressing the button on a running system will initiate a graceful shutdown (shutdown -h now). Watch for the green LED to blink 10 times and it's safe to turn off the power. If you don't turn off the power, pressing the button again will restart the system. </text:p>
          <text:p text:style-name="P24"/>
        </text:section>
      </text:section>
      <text:section text:style-name="Sect1" text:name="p1832684">
        <text:p text:style-name="List_20_Heading"><text:bookmark text:name="profile1832684"/><draw:a xlink:type="simple" xlink:href="https://forums.raspberrypi.com/memberlist.php?mode=viewprofile&amp;u=119273&amp;sid=c77f70ce02d40ed3e05a03a25251eb3e"><draw:frame draw:style-name="fr1" draw:name="Image1" text:anchor-type="as-char" svg:width="0.5693in" svg:height="0.2846in" draw:z-index="0"><draw:image xlink:href="Pictures/1000000000000050000000274149EE52.jpg" xlink:type="simple" xlink:show="embed" xlink:actuate="onLoad" draw:mime-type="image/jpeg"/><svg:title>User avatar</svg:title></draw:frame></draw:a><text:s/></text:p>
        <text:p text:style-name="List_20_Heading"><text:a xlink:type="simple" xlink:href="https://forums.raspberrypi.com/memberlist.php?mode=viewprofile&amp;u=119273&amp;sid=c77f70ce02d40ed3e05a03a25251eb3e" text:style-name="Internet_20_link" text:visited-style-name="Visited_20_Internet_20_Link">B.Goode</text:a> </text:p>
        <text:p text:style-name="List_20_Contents"><text:span text:style-name="Strong_20_Emphasis">Posts:</text:span> <text:a xlink:type="simple" xlink:href="https://forums.raspberrypi.com/search.php?author_id=119273&amp;sr=posts&amp;sid=c77f70ce02d40ed3e05a03a25251eb3e" text:style-name="Internet_20_link" text:visited-style-name="Visited_20_Internet_20_Link">17352</text:a> </text:p>
        <text:p text:style-name="List_20_Contents"><text:span text:style-name="Strong_20_Emphasis">Joined:</text:span> Mon Sep 01, 2014 4:03 pm </text:p>
        <text:p text:style-name="P21"><text:span text:style-name="Strong_20_Emphasis">Location:</text:span> UK </text:p>
        <text:section text:style-name="Sect1" text:name="post_content1832684">
          <text:h text:style-name="Heading_20_3" text:outline-level="3"><text:a xlink:type="simple" xlink:href="https://forums.raspberrypi.com/viewtopic.php?t=306320#p1832684" text:style-name="Internet_20_link" text:visited-style-name="Visited_20_Internet_20_Link">Re: How to do a soft shutdown on headless Pi?</text:a></text:h>
          <text:p text:style-name="Text_20_body"><text:a xlink:type="simple" xlink:href="https://forums.raspberrypi.com/viewtopic.php?p=1832684&amp;sid=c77f70ce02d40ed3e05a03a25251eb3e#p1832684" text:style-name="Internet_20_link" text:visited-style-name="Visited_20_Internet_20_Link">Mon Mar 08, 2021 1:26 pm</text:a> </text:p>
          <text:p text:style-name="P22"><text:a xlink:type="simple" xlink:href="https://forums.raspberrypi.com/memberlist.php?mode=viewprofile&amp;u=360628&amp;sid=c77f70ce02d40ed3e05a03a25251eb3e" text:style-name="Internet_20_link" text:visited-style-name="Visited_20_Internet_20_Link"><text:span text:style-name="Citation">RetArsonFD</text:span></text:a><text:span text:style-name="Citation"> wrote: </text:span><text:a xlink:type="simple" xlink:href="https://forums.raspberrypi.com/viewtopic.php?p=1832670&amp;sid=c77f70ce02d40ed3e05a03a25251eb3e#p1832670" text:style-name="Internet_20_link" text:visited-style-name="Visited_20_Internet_20_Link"><text:span text:style-name="Citation">↑</text:span></text:a></text:p>
          <text:p text:style-name="P22"><text:span text:style-name="Citation">Mon Mar 08, 2021 12:58 pm</text:span></text:p>
          <text:p text:style-name="Quotations">Where would I put the "dtoverlay=gpio-shutdown" command ? If I remember what I've been told, there are numbered lines in the config txt ?? </text:p>
          <text:p text:style-name="P24"><text:line-break/>No. The format of the config.txt file is documented here. It is not numbered. <text:a xlink:type="simple" xlink:href="https://www.raspberrypi.org/documentation/configuration/config-txt/README.md" text:style-name="Internet_20_link" text:visited-style-name="Visited_20_Internet_20_Link">https://www.raspberrypi.org/documentati ... /README.md</text:a><text:line-break/><text:line-break/><text:line-break/>The specific details of the dtoverlay=gpio-shutdown configuration option are here - <text:a xlink:type="simple" xlink:href="https://raw.githubusercontent.com/raspberrypi/firmware/master/boot/overlays/README" text:style-name="Internet_20_link" text:visited-style-name="Visited_20_Internet_20_Link">https://raw.githubusercontent.com/raspb ... ays/README</text:a></text:p>
          <text:p text:style-name="P25"><text:soft-page-break/>Quote from the above link:</text:p>
          <text:p text:style-name="P26">Name: <text:s text:c="2"/>gpio-shutdown</text:p>
          <text:p text:style-name="P27">Info: <text:s text:c="2"/>Initiates a shutdown when GPIO pin changes. The given GPIO pin</text:p>
          <text:p text:style-name="P27"><text:s text:c="8"/>is configured as an input key that generates KEY_POWER events.</text:p>
          <text:p text:style-name="P27"/>
          <text:p text:style-name="P27"><text:s text:c="8"/>This event is handled by systemd-logind by initiating a</text:p>
          <text:p text:style-name="P27"><text:s text:c="8"/>shutdown. Systemd versions older than 225 need an udev rule</text:p>
          <text:p text:style-name="P27"><text:s text:c="8"/>enable listening to the input device:</text:p>
          <text:p text:style-name="P27"/>
          <text:p text:style-name="P27"><text:s text:c="16"/>ACTION!="REMOVE", SUBSYSTEM=="input", KERNEL=="event*", \</text:p>
          <text:p text:style-name="P27"><text:s text:c="24"/>SUBSYSTEMS=="platform", DRIVERS=="gpio-keys", \</text:p>
          <text:p text:style-name="P27"><text:s text:c="24"/>ATTRS{keys}=="116", TAG+="power-switch"</text:p>
          <text:p text:style-name="P27"/>
          <text:p text:style-name="P27"><text:s text:c="8"/>Alternatively this event can be handled also on systems without</text:p>
          <text:p text:style-name="P27"><text:s text:c="8"/>systemd, just by traditional SysV init daemon. KEY_POWER event</text:p>
          <text:p text:style-name="P27"><text:s text:c="8"/>(keycode 116) needs to be mapped to KeyboardSignal on console</text:p>
          <text:p text:style-name="P27"><text:s text:c="8"/>and then kb::kbrequest inittab action which is triggered by</text:p>
          <text:p text:style-name="P27"><text:s text:c="8"/>KeyboardSignal from console can be configured to issue system</text:p>
          <text:p text:style-name="P27"><text:s text:c="8"/>shutdown. Steps for this configuration are:</text:p>
          <text:p text:style-name="P27"/>
          <text:p text:style-name="P27"><text:s text:c="12"/>Add following lines to the /etc/console-setup/remap.inc file:</text:p>
          <text:p text:style-name="P27"/>
          <text:p text:style-name="P27"><text:s text:c="16"/># Key Power as special keypress</text:p>
          <text:p text:style-name="P27"><text:s text:c="16"/>keycode 116 = KeyboardSignal</text:p>
          <text:p text:style-name="P27"/>
          <text:p text:style-name="P27"><text:s text:c="12"/>Then add following lines to /etc/inittab file:</text:p>
          <text:p text:style-name="P27"/>
          <text:p text:style-name="P27"><text:s text:c="16"/># Action on special keypress (Key Power)</text:p>
          <text:p text:style-name="P27"><text:s text:c="16"/>kb::kbrequest:/sbin/shutdown -t1 -a -h -P now</text:p>
          <text:p text:style-name="P27"/>
          <text:p text:style-name="P27"><text:s text:c="12"/>And finally reload configuration by calling following commands:</text:p>
          <text:p text:style-name="P27"/>
          <text:p text:style-name="P27"><text:s text:c="16"/># dpkg-reconfigure console-setup</text:p>
          <text:p text:style-name="P27"><text:s text:c="16"/># service console-setup reload</text:p>
          <text:p text:style-name="P27"><text:s text:c="16"/># init q</text:p>
          <text:p text:style-name="P27"/>
          <text:p text:style-name="P27"><text:s text:c="8"/>This overlay only handles shutdown. After shutdown, the system</text:p>
          <text:p text:style-name="P27"><text:s text:c="8"/>can be powered up again by driving GPIO3 low. The default</text:p>
          <text:p text:style-name="P27"><text:s text:c="8"/>configuration uses GPIO3 with a pullup, so if you connect a</text:p>
          <text:p text:style-name="P27"><text:s text:c="8"/>button between GPIO3 and GND (pin 5 and 6 on the 40-pin header),</text:p>
          <text:p text:style-name="P27"><text:s text:c="8"/>you get a shutdown and power-up button. Please note that</text:p>
          <text:p text:style-name="P27"><text:s text:c="8"/>Raspberry Pi 1 Model B rev 1 uses GPIO1 instead of GPIO3.</text:p>
          <text:p text:style-name="P27">Load: <text:s text:c="2"/>dtoverlay=gpio-shutdown,&lt;param&gt;=&lt;val&gt;</text:p>
          <text:p text:style-name="P27">Params: gpio_pin <text:s text:c="15"/>GPIO pin to trigger on (default 3)</text:p>
          <text:p text:style-name="P27"><text:s text:c="32"/>For Raspberry Pi 1 Model B rev 1 set this</text:p>
          <text:p text:style-name="P27"><text:s text:c="32"/>explicitly to value 1, e.g.:</text:p>
          <text:p text:style-name="P27"/>
          <text:p text:style-name="P27"><text:s text:c="36"/>dtoverlay=gpio-shutdown,gpio_pin=1</text:p>
          <text:p text:style-name="P27"/>
          <text:p text:style-name="P27"><text:s text:c="8"/>active_low <text:s text:c="13"/>When this is 1 (active low), a falling</text:p>
          <text:p text:style-name="P27"><text:s text:c="32"/>edge generates a key down event and a</text:p>
          <text:p text:style-name="P27"><text:s text:c="32"/>rising edge generates a key up event.</text:p>
          <text:p text:style-name="P27"><text:s text:c="32"/>When this is 0 (active high), this is</text:p>
          <text:p text:style-name="P27"><text:s text:c="32"/>reversed. The default is 1 (active low).</text:p>
          <text:p text:style-name="P27"/>
          <text:p text:style-name="P27"><text:s text:c="8"/>gpio_pull <text:s text:c="14"/>Desired pull-up/down state (off, down, up)</text:p>
          <text:p text:style-name="P27"><text:s text:c="32"/>Default is "up".</text:p>
          <text:p text:style-name="P27"/>
          <text:p text:style-name="P27"><text:s text:c="32"/>Note that the default pin (GPIO3) has an</text:p>
          <text:p text:style-name="P27"><text:s text:c="32"/>external pullup. Same applies for GPIO1</text:p>
          <text:p text:style-name="P27"><text:s text:c="32"/>on Raspberry Pi 1 Model B rev 1.</text:p>
          <text:p text:style-name="P27"/>
          <text:p text:style-name="P27"><text:s text:c="8"/>debounce <text:s text:c="15"/>Specify the debounce interval in milliseconds</text:p>
          <text:p text:style-name="P28"><text:s text:c="32"/>(default 100)</text:p>
          <text:p text:style-name="P24"/>
          <text:p text:style-name="P24"/>
        </text:section>
      </text:section>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4-12T08:46:19.615000000</dc:date>
    <dc:creator>Guy Fedorkow</dc:creator>
    <meta:editing-duration>P10DT6M7S</meta:editing-duration>
    <meta:editing-cycles>19</meta:editing-cycles>
    <meta:generator>LibreOffice/24.8.5.2$Windows_X86_64 LibreOffice_project/fddf2685c70b461e7832239a0162a77216259f22</meta:generator>
    <meta:document-statistic meta:table-count="2" meta:image-count="1" meta:object-count="0" meta:page-count="4" meta:paragraph-count="269" meta:word-count="840" meta:character-count="5586" meta:non-whitespace-character-count="4158"/>
  </office:meta>
</office:document-meta>
</file>